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4in"/>
    </style:style>
    <style:style style:name="co2" style:family="table-column">
      <style:table-column-properties fo:break-before="auto" style:column-width="2.0665in"/>
    </style:style>
    <style:style style:name="co3" style:family="table-column">
      <style:table-column-properties fo:break-before="auto" style:column-width="1.323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>
            <text:p>Application</text:p>
          </table:table-cell>
          <table:table-cell table:style-name="ce1" office:value-type="string">
            <text:p>KMS Operation</text:p>
          </table:table-cell>
          <table:table-cell table:style-name="ce1" office:value-type="string">
            <text:p>CacheKey</text:p>
          </table:table-cell>
        </table:table-row>
        <table:table-row table:style-name="ro1">
          <table:table-cell table:style-name="ce2" office:value-type="string" table:number-columns-spanned="1" table:number-rows-spanned="6">
            <text:p>Customer</text:p>
          </table:table-cell>
          <table:table-cell office:value-type="string">
            <text:p>ValidateClientId</text:p>
          </table:table-cell>
          <table:table-cell office:value-type="string">
            <text:p>{apiKey}</text:p>
          </table:table-cell>
        </table:table-row>
        <table:table-row table:style-name="ro1">
          <table:covered-table-cell/>
          <table:table-cell office:value-type="string">
            <text:p>GetClientProfile</text:p>
          </table:table-cell>
          <table:table-cell office:value-type="string">
            <text:p>{apiKey}</text:p>
          </table:table-cell>
        </table:table-row>
        <table:table-row table:style-name="ro1">
          <table:covered-table-cell/>
          <table:table-cell office:value-type="string">
            <text:p>GetBasicAuth</text:p>
          </table:table-cell>
          <table:table-cell office:value-type="string">
            <text:p>BASIC_AUTH_ALL</text:p>
          </table:table-cell>
        </table:table-row>
        <table:table-row table:style-name="ro1">
          <table:covered-table-cell/>
          <table:table-cell office:value-type="string">
            <text:p>ValidateAccessToken</text:p>
          </table:table-cell>
          <table:table-cell office:value-type="string">
            <text:p>{access_token}</text:p>
          </table:table-cell>
        </table:table-row>
        <table:table-row table:style-name="ro1">
          <table:covered-table-cell/>
          <table:table-cell office:value-type="string">
            <text:p>GetTokenAttributes</text:p>
          </table:table-cell>
          <table:table-cell office:value-type="string">
            <text:p>{access_token}</text:p>
          </table:table-cell>
        </table:table-row>
        <table:table-row table:style-name="ro1">
          <table:covered-table-cell/>
          <table:table-cell office:value-type="string">
            <text:p>GetScopeList</text:p>
          </table:table-cell>
          <table:table-cell office:value-type="string">
            <text:p>SCOPELIST</text:p>
          </table:table-cell>
        </table:table-row>
        <table:table-row table:style-name="ro1">
          <table:table-cell table:style-name="ce2" office:value-type="string" table:number-columns-spanned="1" table:number-rows-spanned="6">
            <text:p>Reservation</text:p>
          </table:table-cell>
          <table:table-cell office:value-type="string">
            <text:p>ValidateClientId</text:p>
          </table:table-cell>
          <table:table-cell office:value-type="string">
            <text:p>{apiKey}</text:p>
          </table:table-cell>
        </table:table-row>
        <table:table-row table:style-name="ro1">
          <table:covered-table-cell table:style-name="ce2"/>
          <table:table-cell office:value-type="string">
            <text:p>GetClientProfile</text:p>
          </table:table-cell>
          <table:table-cell office:value-type="string">
            <text:p>{apiKey}</text:p>
          </table:table-cell>
        </table:table-row>
        <table:table-row table:style-name="ro1">
          <table:covered-table-cell table:style-name="ce2"/>
          <table:table-cell office:value-type="string">
            <text:p>GetBasicAuth</text:p>
          </table:table-cell>
          <table:table-cell office:value-type="string">
            <text:p>BASIC_AUTH_ALL</text:p>
          </table:table-cell>
        </table:table-row>
        <table:table-row table:style-name="ro1">
          <table:covered-table-cell table:style-name="ce2"/>
          <table:table-cell office:value-type="string">
            <text:p>ValidateAccessToken</text:p>
          </table:table-cell>
          <table:table-cell office:value-type="string">
            <text:p>{access_token}</text:p>
          </table:table-cell>
        </table:table-row>
        <table:table-row table:style-name="ro1">
          <table:covered-table-cell table:style-name="ce2"/>
          <table:table-cell office:value-type="string">
            <text:p>GetTokenAttributes</text:p>
          </table:table-cell>
          <table:table-cell office:value-type="string">
            <text:p>{access_token}</text:p>
          </table:table-cell>
        </table:table-row>
        <table:table-row table:style-name="ro1">
          <table:covered-table-cell table:style-name="ce2"/>
          <table:table-cell office:value-type="string">
            <text:p>GetScopeList</text:p>
          </table:table-cell>
          <table:table-cell office:value-type="string">
            <text:p>SCOPELIST</text:p>
          </table:table-cell>
        </table:table-row>
        <table:table-row table:style-name="ro1">
          <table:table-cell table:style-name="ce2" office:value-type="string" table:number-columns-spanned="1" table:number-rows-spanned="3">
            <text:p>ProductsL1</text:p>
          </table:table-cell>
          <table:table-cell office:value-type="string">
            <text:p>ValidateClientId</text:p>
          </table:table-cell>
          <table:table-cell office:value-type="string">
            <text:p>{apiKey}</text:p>
          </table:table-cell>
        </table:table-row>
        <table:table-row table:style-name="ro1">
          <table:covered-table-cell/>
          <table:table-cell office:value-type="string">
            <text:p>GetClientProfile</text:p>
          </table:table-cell>
          <table:table-cell office:value-type="string">
            <text:p>{apiKey}</text:p>
          </table:table-cell>
        </table:table-row>
        <table:table-row table:style-name="ro1">
          <table:covered-table-cell/>
          <table:table-cell office:value-type="string">
            <text:p>AskKMSForValidEnvironments</text:p>
          </table:table-cell>
          <table:table-cell office:value-type="string">
            <text:p>BASIC_AUTH_ALL</text:p>
          </table:table-cell>
        </table:table-row>
        <table:table-row table:style-name="ro1">
          <table:table-cell table:style-name="ce2" office:value-type="string" table:number-columns-spanned="1" table:number-rows-spanned="3">
            <text:p>StoresL1</text:p>
          </table:table-cell>
          <table:table-cell office:value-type="string">
            <text:p>ValidateClientId</text:p>
          </table:table-cell>
          <table:table-cell office:value-type="string">
            <text:p>{apiKey}</text:p>
          </table:table-cell>
        </table:table-row>
        <table:table-row table:style-name="ro1">
          <table:covered-table-cell/>
          <table:table-cell office:value-type="string">
            <text:p>GetClientProfile</text:p>
          </table:table-cell>
          <table:table-cell office:value-type="string">
            <text:p>{apiKey}</text:p>
          </table:table-cell>
        </table:table-row>
        <table:table-row table:style-name="ro1">
          <table:covered-table-cell/>
          <table:table-cell office:value-type="string">
            <text:p>AskKMSForValidEnvironments</text:p>
          </table:table-cell>
          <table:table-cell office:value-type="string">
            <text:p>BASIC_AUTH_ALL</text:p>
          </table:table-cell>
        </table:table-row>
        <table:table-row table:style-name="ro1">
          <table:table-cell table:style-name="ce2" office:value-type="string" table:number-columns-spanned="1" table:number-rows-spanned="3">
            <text:p>Inventory</text:p>
          </table:table-cell>
          <table:table-cell office:value-type="string">
            <text:p>ValidateClientId</text:p>
          </table:table-cell>
          <table:table-cell office:value-type="string">
            <text:p>{apiKey}</text:p>
          </table:table-cell>
        </table:table-row>
        <table:table-row table:style-name="ro1">
          <table:covered-table-cell/>
          <table:table-cell office:value-type="string">
            <text:p>GetClientProfile</text:p>
          </table:table-cell>
          <table:table-cell office:value-type="string">
            <text:p>{apiKey}</text:p>
          </table:table-cell>
        </table:table-row>
        <table:table-row table:style-name="ro1">
          <table:covered-table-cell/>
          <table:table-cell office:value-type="string">
            <text:p>AskKMSForValidEnvironments</text:p>
          </table:table-cell>
          <table:table-cell office:value-type="string">
            <text:p>BASIC_AUTH_ALL</text:p>
          </table:table-cell>
        </table:table-row>
        <table:table-row table:style-name="ro1">
          <table:table-cell table:style-name="ce2" office:value-type="string">
            <text:p>StoresL2</text:p>
          </table:table-cell>
          <table:table-cell office:value-type="string">
            <text:p>BasicAuth</text:p>
          </table:table-cell>
          <table:table-cell office:value-type="string">
            <text:p>BASIC_AUTH_ALL</text:p>
          </table:table-cell>
        </table:table-row>
        <table:table-row table:style-name="ro1">
          <table:table-cell table:style-name="ce2" office:value-type="string">
            <text:p>ProductsL2</text:p>
          </table:table-cell>
          <table:table-cell office:value-type="string">
            <text:p>BasicAuth</text:p>
          </table:table-cell>
          <table:table-cell office:value-type="string">
            <text:p>BASIC_AUTH_ALL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6">07/06/2012</text:date>, <text:time>17:4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irish Gajria</meta:initial-creator>
    <meta:creation-date>2012-07-06T13:33:09.10</meta:creation-date>
    <dc:date>2012-07-06T17:49:51.72</dc:date>
    <dc:creator>Girish Gajria</dc:creator>
    <meta:editing-duration>PT3H26M23S</meta:editing-duration>
    <meta:editing-cycles>1</meta:editing-cycles>
    <meta:document-statistic meta:table-count="3" meta:cell-count="56" meta:object-count="0"/>
    <meta:generator>OpenOffice.org/3.3$Win32 OpenOffice.org_project/330m20$Build-9567</meta:generator>
  </office:meta>
</office:document-meta>
</file>